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3" style:family="table-cell">
      <style:table-cell-properties fo:padding="0.097cm" fo:border-left="0.5pt solid #000000" fo:border-right="none" fo:border-top="none" fo:border-bottom="0.5pt solid #000000"/>
    </style:style>
    <style:style style:name="Tabela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B4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rsid="00217bb8" officeooo:paragraph-rsid="00217bb8"/>
    </style:style>
    <style:style style:name="P2" style:family="paragraph" style:parent-style-name="Table_20_Contents">
      <style:text-properties officeooo:rsid="00217bb8" officeooo:paragraph-rsid="00217bb8"/>
    </style:style>
    <style:style style:name="P3" style:family="paragraph" style:parent-style-name="Table_20_Contents">
      <style:paragraph-properties fo:text-align="center" style:justify-single-word="false"/>
      <style:text-properties officeooo:rsid="00217bb8" officeooo:paragraph-rsid="00217bb8"/>
    </style:style>
    <style:style style:name="P4" style:family="paragraph" style:parent-style-name="Preformatted_20_Text">
      <style:text-properties officeooo:paragraph-rsid="0022de63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22de63"/>
    </style:style>
    <style:style style:name="P6" style:family="paragraph" style:parent-style-name="Standard">
      <style:text-properties officeooo:rsid="000fee26" officeooo:paragraph-rsid="000fee26"/>
    </style:style>
    <style:style style:name="P7" style:family="paragraph" style:parent-style-name="Standard">
      <style:text-properties officeooo:rsid="000fee26" officeooo:paragraph-rsid="0010273a"/>
    </style:style>
    <style:style style:name="P8" style:family="paragraph" style:parent-style-name="Standard">
      <style:text-properties officeooo:rsid="0011d110" officeooo:paragraph-rsid="0011d110"/>
    </style:style>
    <style:style style:name="P9" style:family="paragraph" style:parent-style-name="Standard">
      <style:text-properties officeooo:rsid="001259d7" officeooo:paragraph-rsid="001259d7"/>
    </style:style>
    <style:style style:name="P10" style:family="paragraph" style:parent-style-name="Table_20_Contents">
      <style:text-properties officeooo:rsid="001259d7" officeooo:paragraph-rsid="001259d7"/>
    </style:style>
    <style:style style:name="P11" style:family="paragraph" style:parent-style-name="Standard">
      <style:text-properties officeooo:rsid="00143f22" officeooo:paragraph-rsid="00143f22"/>
    </style:style>
    <style:style style:name="P12" style:family="paragraph" style:parent-style-name="Standard">
      <style:text-properties officeooo:rsid="0015dbb4" officeooo:paragraph-rsid="0015dbb4"/>
    </style:style>
    <style:style style:name="P13" style:family="paragraph" style:parent-style-name="Standard">
      <style:text-properties officeooo:rsid="001879a3" officeooo:paragraph-rsid="001879a3"/>
    </style:style>
    <style:style style:name="P14" style:family="paragraph" style:parent-style-name="Table_20_Contents">
      <style:text-properties officeooo:rsid="001879a3" officeooo:paragraph-rsid="001879a3"/>
    </style:style>
    <style:style style:name="P15" style:family="paragraph" style:parent-style-name="Table_20_Contents">
      <style:paragraph-properties fo:text-align="center" style:justify-single-word="false"/>
      <style:text-properties officeooo:rsid="001879a3" officeooo:paragraph-rsid="001879a3"/>
    </style:style>
    <style:style style:name="P16" style:family="paragraph" style:parent-style-name="Standard">
      <style:text-properties officeooo:rsid="00195693" officeooo:paragraph-rsid="00195693"/>
    </style:style>
    <style:style style:name="P17" style:family="paragraph" style:parent-style-name="Standard">
      <style:text-properties officeooo:rsid="0019b181" officeooo:paragraph-rsid="0019b181"/>
    </style:style>
    <style:style style:name="P18" style:family="paragraph" style:parent-style-name="Standard">
      <style:text-properties officeooo:rsid="001ae490" officeooo:paragraph-rsid="001ae490"/>
    </style:style>
    <style:style style:name="P19" style:family="paragraph" style:parent-style-name="Table_20_Contents">
      <style:text-properties officeooo:rsid="001ae490" officeooo:paragraph-rsid="001ae490"/>
    </style:style>
    <style:style style:name="P20" style:family="paragraph" style:parent-style-name="Standard">
      <style:text-properties officeooo:rsid="001c16f1" officeooo:paragraph-rsid="001c16f1"/>
    </style:style>
    <style:style style:name="P21" style:family="paragraph" style:parent-style-name="Table_20_Contents">
      <style:paragraph-properties fo:text-align="center" style:justify-single-word="false"/>
      <style:text-properties officeooo:rsid="001c16f1" officeooo:paragraph-rsid="001c16f1"/>
    </style:style>
    <style:style style:name="P22" style:family="paragraph" style:parent-style-name="Standard">
      <style:text-properties officeooo:rsid="001c223e" officeooo:paragraph-rsid="001c223e"/>
    </style:style>
    <style:style style:name="P23" style:family="paragraph" style:parent-style-name="Standard">
      <style:text-properties officeooo:rsid="001d2ed8" officeooo:paragraph-rsid="001d2ed8"/>
    </style:style>
    <style:style style:name="P24" style:family="paragraph" style:parent-style-name="Standard">
      <style:text-properties officeooo:rsid="001d2ed8" officeooo:paragraph-rsid="001f1632"/>
    </style:style>
    <style:style style:name="P25" style:family="paragraph" style:parent-style-name="Standard">
      <style:text-properties officeooo:rsid="001d2ed8" officeooo:paragraph-rsid="0020dc3b"/>
    </style:style>
    <style:style style:name="P26" style:family="paragraph" style:parent-style-name="Standard">
      <style:text-properties officeooo:paragraph-rsid="001d2ed8"/>
    </style:style>
    <style:style style:name="P27" style:family="paragraph" style:parent-style-name="Standard">
      <style:text-properties officeooo:rsid="0025437e" officeooo:paragraph-rsid="0025437e"/>
    </style:style>
    <style:style style:name="P28" style:family="paragraph" style:parent-style-name="Standard">
      <style:text-properties officeooo:rsid="0025437e" officeooo:paragraph-rsid="00269fac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0273a" officeooo:paragraph-rsid="0010273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1d110" officeooo:paragraph-rsid="0011d11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879a3" officeooo:paragraph-rsid="001879a3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ae490" officeooo:paragraph-rsid="001ae49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0dc3b" officeooo:paragraph-rsid="0020dc3b" style:font-weight-asian="bold" style:font-weight-complex="bold"/>
    </style:style>
    <style:style style:name="P34" style:family="paragraph" style:parent-style-name="Table_20_Contents">
      <style:text-properties officeooo:rsid="0010273a" officeooo:paragraph-rsid="0010273a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officeooo:rsid="001c11fd" officeooo:paragraph-rsid="001c11fd"/>
    </style:style>
    <style:style style:name="P37" style:family="paragraph" style:parent-style-name="Table_20_Contents">
      <style:paragraph-properties fo:text-align="center" style:justify-single-word="false"/>
      <style:text-properties officeooo:rsid="001c11fd" officeooo:paragraph-rsid="001c11fd"/>
    </style:style>
    <style:style style:name="P38" style:family="paragraph" style:parent-style-name="Table_20_Contents">
      <style:text-properties officeooo:rsid="0020dc3b" officeooo:paragraph-rsid="0020dc3b"/>
    </style:style>
    <style:style style:name="P39" style:family="paragraph" style:parent-style-name="Standard">
      <style:text-properties officeooo:rsid="0020dc3b" officeooo:paragraph-rsid="0020dc3b"/>
    </style:style>
    <style:style style:name="P40" style:family="paragraph" style:parent-style-name="Table_20_Contents">
      <style:paragraph-properties fo:text-align="center" style:justify-single-word="false"/>
      <style:text-properties officeooo:rsid="0020dc3b" officeooo:paragraph-rsid="0020dc3b"/>
    </style:style>
    <style:style style:name="P41" style:family="paragraph" style:parent-style-name="Standard">
      <style:text-properties fo:language="pt" fo:country="PT" officeooo:rsid="001d2ed8" officeooo:paragraph-rsid="001d2ed8"/>
    </style:style>
    <style:style style:name="P42" style:family="paragraph" style:parent-style-name="Standard">
      <style:text-properties officeooo:rsid="001f1632" officeooo:paragraph-rsid="0020dc3b"/>
    </style:style>
    <style:style style:name="P43" style:family="paragraph" style:parent-style-name="Standard">
      <style:text-properties officeooo:rsid="0026f6db" officeooo:paragraph-rsid="0026f6db"/>
    </style:style>
    <style:style style:name="P44" style:family="paragraph" style:parent-style-name="Standard">
      <style:text-properties officeooo:rsid="002a8fa5" officeooo:paragraph-rsid="002a8fa5"/>
    </style:style>
    <style:style style:name="P45" style:family="paragraph" style:parent-style-name="Preformatted_20_Text">
      <style:paragraph-properties fo:margin-top="0cm" fo:margin-bottom="0.499cm" style:contextual-spacing="false"/>
    </style:style>
    <style:style style:name="P46" style:family="paragraph" style:parent-style-name="Preformatted_20_Text">
      <style:text-properties officeooo:rsid="00314079" officeooo:paragraph-rsid="00314079"/>
    </style:style>
    <style:style style:name="P47" style:family="paragraph" style:parent-style-name="Preformatted_20_Text">
      <style:paragraph-properties fo:margin-top="0cm" fo:margin-bottom="0.499cm" style:contextual-spacing="false"/>
      <style:text-properties officeooo:paragraph-rsid="00314079"/>
    </style:style>
    <style:style style:name="P48" style:family="paragraph" style:parent-style-name="Preformatted_20_Text">
      <style:text-properties officeooo:paragraph-rsid="00217bb8"/>
    </style:style>
    <style:style style:name="P49" style:family="paragraph" style:parent-style-name="Standard">
      <style:text-properties officeooo:paragraph-rsid="002e3caa"/>
    </style:style>
    <style:style style:name="P50" style:family="paragraph" style:parent-style-name="Standard">
      <style:text-properties officeooo:rsid="00309716" officeooo:paragraph-rsid="00309716"/>
    </style:style>
    <style:style style:name="P51" style:family="paragraph" style:parent-style-name="Standard">
      <style:text-properties officeooo:paragraph-rsid="00309716"/>
    </style:style>
    <style:style style:name="P52" style:family="paragraph" style:parent-style-name="Standard">
      <style:text-properties officeooo:rsid="00314079" officeooo:paragraph-rsid="00314079"/>
    </style:style>
    <style:style style:name="P53" style:family="paragraph" style:parent-style-name="Standard">
      <style:text-properties officeooo:paragraph-rsid="00314079"/>
    </style:style>
    <style:style style:name="P54" style:family="paragraph" style:parent-style-name="Standard">
      <style:paragraph-properties fo:text-align="center" style:justify-single-word="false"/>
      <style:text-properties officeooo:rsid="00332404" officeooo:paragraph-rsid="00332404"/>
    </style:style>
    <style:style style:name="P55" style:family="paragraph" style:parent-style-name="Text_20_body">
      <style:paragraph-properties fo:margin-left="0.646cm" fo:margin-right="0.746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text-properties officeooo:paragraph-rsid="00217bb8"/>
    </style:style>
    <style:style style:name="P57" style:family="paragraph">
      <loext:graphic-properties draw:fill-color="#f10d0c"/>
      <style:paragraph-properties fo:text-align="center"/>
    </style:style>
    <style:style style:name="P5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59" style:family="paragraph">
      <style:paragraph-properties fo:text-align="center"/>
    </style:style>
    <style:style style:name="P6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officeooo:rsid="0010273a"/>
    </style:style>
    <style:style style:name="T2" style:family="text">
      <style:text-properties officeooo:rsid="001259d7"/>
    </style:style>
    <style:style style:name="T3" style:family="text">
      <style:text-properties officeooo:rsid="00143f22"/>
    </style:style>
    <style:style style:name="T4" style:family="text">
      <style:text-properties officeooo:rsid="0015dbb4"/>
    </style:style>
    <style:style style:name="T5" style:family="text">
      <style:text-properties officeooo:rsid="001879a3"/>
    </style:style>
    <style:style style:name="T6" style:family="text">
      <style:text-properties officeooo:rsid="00195693"/>
    </style:style>
    <style:style style:name="T7" style:family="text">
      <style:text-properties officeooo:rsid="0019b181"/>
    </style:style>
    <style:style style:name="T8" style:family="text">
      <style:text-properties officeooo:rsid="001ae490"/>
    </style:style>
    <style:style style:name="T9" style:family="text">
      <style:text-properties officeooo:rsid="001c11fd"/>
    </style:style>
    <style:style style:name="T10" style:family="text">
      <style:text-properties officeooo:rsid="001c223e"/>
    </style:style>
    <style:style style:name="T11" style:family="text">
      <style:text-properties officeooo:rsid="001c64af"/>
    </style:style>
    <style:style style:name="T12" style:family="text">
      <style:text-properties officeooo:rsid="001d2ed8"/>
    </style:style>
    <style:style style:name="T13" style:family="text">
      <style:text-properties fo:language="pt" fo:country="PT"/>
    </style:style>
    <style:style style:name="T14" style:family="text">
      <style:text-properties fo:language="pt" fo:country="PT" officeooo:rsid="001d2ed8"/>
    </style:style>
    <style:style style:name="T15" style:family="text">
      <style:text-properties officeooo:rsid="001f1632"/>
    </style:style>
    <style:style style:name="T16" style:family="text">
      <style:text-properties officeooo:rsid="0020dc3b"/>
    </style:style>
    <style:style style:name="T17" style:family="text">
      <style:text-properties officeooo:rsid="0022de63"/>
    </style:style>
    <style:style style:name="T18" style:family="text">
      <style:text-properties style:font-name="Liberation Mono" fo:font-size="10pt" officeooo:rsid="0024538e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25437e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14079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2pt" officeooo:rsid="0024538e" style:font-name-asian="Noto Sans Mono CJK SC" style:font-size-asian="12pt" style:font-name-complex="Liberation Mono" style:font-size-complex="12pt"/>
    </style:style>
    <style:style style:name="T22" style:family="text">
      <style:text-properties style:font-name="Liberation Mono" fo:font-size="12pt" officeooo:rsid="0025437e" style:font-name-asian="Noto Sans Mono CJK SC" style:font-size-asian="12pt" style:font-name-complex="Liberation Mono" style:font-size-complex="12pt"/>
    </style:style>
    <style:style style:name="T23" style:family="text">
      <style:text-properties officeooo:rsid="0024538e"/>
    </style:style>
    <style:style style:name="T24" style:family="text">
      <style:text-properties officeooo:rsid="00269fac"/>
    </style:style>
    <style:style style:name="T25" style:family="text">
      <style:text-properties officeooo:rsid="0026f6db"/>
    </style:style>
    <style:style style:name="T26" style:family="text">
      <style:text-properties officeooo:rsid="002e3caa"/>
    </style:style>
    <style:style style:name="T27" style:family="text">
      <style:text-properties officeooo:rsid="002f6df9"/>
    </style:style>
    <style:style style:name="T28" style:family="text">
      <style:text-properties officeooo:rsid="00309716"/>
    </style:style>
    <style:style style:name="T29" style:family="text">
      <style:text-properties officeooo:rsid="00314079"/>
    </style:style>
    <style:style style:name="T30" style:family="text">
      <style:text-properties fo:font-size="10pt" officeooo:rsid="00314079" style:font-size-asian="10pt" style:font-size-complex="10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size="12pt" officeooo:rsid="0022de63" style:font-size-asian="12pt" style:font-size-complex="12pt"/>
    </style:style>
    <style:style style:name="T33" style:family="text">
      <style:text-properties fo:font-size="12pt" officeooo:rsid="0024538e" style:font-size-asian="12pt" style:font-size-complex="12pt"/>
    </style:style>
    <style:style style:name="T34" style:family="text">
      <style:text-properties style:font-name="Liberation Serif" fo:font-size="12pt" officeooo:rsid="0024538e" style:font-size-asian="12pt" style:font-size-complex="12pt"/>
    </style:style>
    <style:style style:name="T35" style:family="text">
      <style:text-properties style:font-name="Liberation Serif" fo:font-size="12pt" officeooo:rsid="0024538e" style:font-name-asian="Noto Sans Mono CJK SC" style:font-size-asian="12pt" style:font-name-complex="Liberation Mono" style:font-size-complex="12pt"/>
    </style:style>
    <style:style style:name="T36" style:family="text">
      <style:text-properties style:font-name="Liberation Serif" fo:font-size="12pt" officeooo:rsid="0025437e" style:font-name-asian="Noto Sans Mono CJK SC" style:font-size-asian="12pt" style:font-name-complex="Liberation Mono" style:font-size-complex="12pt"/>
    </style:style>
    <style:style style:name="T37" style:family="text">
      <style:text-properties style:font-name="Liberation Serif" fo:font-size="10pt" officeooo:rsid="0025437e" style:font-name-asian="Noto Sans Mono CJK SC" style:font-size-asian="10pt" style:font-name-complex="Liberation Mono" style:font-size-complex="10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color="#ff0000" draw:fill-color="#f10d0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766cm" fo:min-width="5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66cm" fo:min-width="5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3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66cm" fo:min-width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66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66cm" fo:min-width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66cm" fo:min-width="1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66cm" fo:min-width="2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766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766cm" fo:min-width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4">Estrutura de Dados I</text:p>
      <text:p text:style-name="P54">Aluno: Bruno Sousa Batista</text:p>
      <text:p text:style-name="P54">Professor: Marcos Negreiros</text:p>
      <text:p text:style-name="P54">Semestre: 2023.2 - AC01</text:p>
      <text:p text:style-name="Standard"/>
      <text:p text:style-name="P6">01. Programar é uma arte pois o ato de programar envolve <text:span text:style-name="T2">requisitos como a </text:span>criatividade e expressão pessoal, já que diversos programadores desenvolvem estilos próprios na criação de um código e isso requer criatividade para se fazer algo novo e único, <text:span text:style-name="T3">além disso, </text:span>são código<text:span text:style-name="T3">s </text:span>que podem ter impacto na sociedade como um todo.</text:p>
      <text:p text:style-name="P6"/>
      <text:p text:style-name="P6">02. É realmente importante discutir o estilo de programar, já que na maioria das vezes, ela é feita em equipe em projetos gigantes, então é necessário que outros programadores entendam seu código e que consigam entendê-lo com efetividade. Para tal, é necessário sempre ter nomes de variáveis descritivas, comentários para explicar alguma parte do código, padrão de projeto e uma documentação bem feita.</text:p>
      <text:p text:style-name="P6"/>
      <text:p text:style-name="P7">03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Programa de Computador</text:p>
          </table:table-cell>
          <table:table-cell table:style-name="Tabela1.B1" office:value-type="string">
            <text:p text:style-name="P29">Poesia</text:p>
          </table:table-cell>
        </table:table-row>
        <table:table-row>
          <table:table-cell table:style-name="Tabela1.A2" office:value-type="string">
            <text:p text:style-name="P34">Pode ser criativo nas resoluções de problemas que possui, querendo ou não, diversas formas de resolução.</text:p>
          </table:table-cell>
          <table:table-cell table:style-name="Tabela1.B2" office:value-type="string">
            <text:p text:style-name="Table_20_Contents">É <text:span text:style-name="T1">uma forma de expressão que permite a criatividade na forma de transmitir significados e pensamentos.</text:span></text:p>
          </table:table-cell>
        </table:table-row>
        <table:table-row>
          <table:table-cell table:style-name="Tabela1.A2" office:value-type="string">
            <text:p text:style-name="P34">Segue toda uma lógica estrutural, formatação consistente e é divida em funções, classes entre outros.</text:p>
          </table:table-cell>
          <table:table-cell table:style-name="Tabela1.B2" office:value-type="string">
            <text:p text:style-name="P34">Possui uma estrutura de ritmo bem elaborada, organizada em versos com certas rimas e ritmo.</text:p>
          </table:table-cell>
        </table:table-row>
        <table:table-row>
          <table:table-cell table:style-name="Tabela1.A2" office:value-type="string">
            <text:p text:style-name="P34">Escrito em uma certa linguagem de programação com sintaxes específicas para aquela linguagem.</text:p>
          </table:table-cell>
          <table:table-cell table:style-name="Tabela1.B2" office:value-type="string">
            <text:p text:style-name="P34">Escrito em uma linguagem que seria local, seguindo as regras gramaticais e semânticas</text:p>
          </table:table-cell>
        </table:table-row>
      </table:table>
      <text:p text:style-name="P7"><text:s/></text:p>
      <text:p text:style-name="P7"/>
      <text:p text:style-name="P8">04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Programa de Computador</text:p>
          </table:table-cell>
          <table:table-cell table:style-name="Tabela2.B1" office:value-type="string">
            <text:p text:style-name="P30">Pintura</text:p>
          </table:table-cell>
        </table:table-row>
        <table:table-row>
          <table:table-cell table:style-name="Tabela2.A2" office:value-type="string">
            <text:p text:style-name="P10">Considerado uma forma de arte onde é utilizado técnicas de programação através de algoritmos e códigos.</text:p>
          </table:table-cell>
          <table:table-cell table:style-name="Tabela2.B2" office:value-type="string">
            <text:p text:style-name="P10">Considerada uma forma de arte onde é utilizada utilizada técnicas manuais ou tradicionais como a de aguada em degradê e de giz de cera.</text:p>
          </table:table-cell>
        </table:table-row>
        <table:table-row>
          <table:table-cell table:style-name="Tabela2.A2" office:value-type="string">
            <text:p text:style-name="P10">Utiliza-se de uma linguagem de programação para ser produzida .</text:p>
          </table:table-cell>
          <table:table-cell table:style-name="Tabela2.B2" office:value-type="string">
            <text:p text:style-name="P10">Utiliza-se de pigmentos, tintas e outras coisas para a criação da arte visual.</text:p>
          </table:table-cell>
        </table:table-row>
        <table:table-row>
          <table:table-cell table:style-name="Tabela2.A2" office:value-type="string">
            <text:p text:style-name="P10">A autoria é atribuída ao programador que fez o código.</text:p>
          </table:table-cell>
          <table:table-cell table:style-name="Tabela2.B2" office:value-type="string">
            <text:p text:style-name="P10">A autoria é atribuída ao pintor que criou a pintura.</text:p>
          </table:table-cell>
        </table:table-row>
      </table:table>
      <text:p text:style-name="P8"/>
      <text:p text:style-name="P8"/>
      <text:p text:style-name="P9">05. <text:span text:style-name="T3">Apesar de não influenciar de maneira direta, Van Gogh influencia de maneira inspiradora na arte de programar, como a inspiração na criatividade e expressão de seu código, sua palheta de cores pode inspirar na criação de design visuais, sua buscar por novas técnicas de criar pinturas e texturas pode inspirar programadores a buscar novas linguagens de programação </text:span><text:span text:style-name="T10">para desenvolver,</text:span><text:span text:style-name="T3"> tecnologias, entre outros.</text:span></text:p>
      <text:p text:style-name="P9"/>
      <text:p text:style-name="P11">06. <text:span text:style-name="T4">A música pode inspirar a criatividade na hora de fazer o código, além de poder criar uma inspiração nos programadores de ver a programação como outra forma de expressão de criatividade. Sua harmonia e estrutura são semelhantes às abordagens lógicas e estruturais dos programas.</text:span></text:p>
      <text:p text:style-name="P11"><text:soft-page-break/></text:p>
      <text:p text:style-name="P12">07. <text:span text:style-name="T5">Essa frase indica que um programa deve ser organizado e estruturado de maneira lógica, compreensível e contínua, como um livro. </text:span>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31">Programa de Computador</text:p>
          </table:table-cell>
          <table:table-cell table:style-name="Tabela3.C1" office:value-type="string">
            <text:p text:style-name="P31">Livro</text:p>
          </table:table-cell>
        </table:table-row>
        <table:table-row>
          <table:table-cell table:style-name="Tabela3.A2" office:value-type="string">
            <text:p text:style-name="P35">T<text:span text:style-name="T5">itulo</text:span></text:p>
          </table:table-cell>
          <table:table-cell table:style-name="Tabela3.B2" office:value-type="string">
            <text:p text:style-name="P14">O programa deve ter um título falando seu propósito.</text:p>
          </table:table-cell>
          <table:table-cell table:style-name="Tabela3.C2" office:value-type="string">
            <text:p text:style-name="P14">O título de um livro mostra sobre o que se trata a sua escrita.</text:p>
          </table:table-cell>
        </table:table-row>
        <table:table-row>
          <table:table-cell table:style-name="Tabela3.A2" office:value-type="string">
            <text:p text:style-name="P15">Capítulos</text:p>
          </table:table-cell>
          <table:table-cell table:style-name="Tabela3.B2" office:value-type="string">
            <text:p text:style-name="P14">O programa deve ser dividido em classes que organizam suas funcionalidades.</text:p>
          </table:table-cell>
          <table:table-cell table:style-name="Tabela3.C2" office:value-type="string">
            <text:p text:style-name="P14">Um livro é divido em diferentes capítulos que falam de sua história de maneira contínua.</text:p>
          </table:table-cell>
        </table:table-row>
        <table:table-row>
          <table:table-cell table:style-name="Tabela3.A2" office:value-type="string">
            <text:p text:style-name="P15">Fluxo</text:p>
          </table:table-cell>
          <table:table-cell table:style-name="Tabela3.B2" office:value-type="string">
            <text:p text:style-name="P14">Todos os programa devem seguir um certo fluxo lógico, onde tem início, meio e fim. </text:p>
          </table:table-cell>
          <table:table-cell table:style-name="Tabela3.C2" office:value-type="string">
            <text:p text:style-name="P14">Um livro segue uma sequência de informações que podem ser eventos ou aprendizado até sua conclusão.</text:p>
          </table:table-cell>
        </table:table-row>
      </table:table>
      <text:p text:style-name="P12"/>
      <text:p text:style-name="P12"/>
      <text:p text:style-name="P13">08. Para um bom projeto de desenvolvimento de software <text:span text:style-name="T6">devem ser seguidos vários requisitos, como a definição dos objetivos e do que deve ser feito, um ótimo planejamento, desenvolvimento, implantação e documentação, além de fazer testes para ver se está funcionando corretamente e uma equipe de desenvolvimento competente, tudo isso é necessário para um ótimo projeto de software bem desenvolvido.</text:span></text:p>
      <text:p text:style-name="P13"/>
      <text:p text:style-name="P16">09. Para organizar um código, é necessário ter nomes descritivos as variáveis, classes, funções.. onde sua funcionalidade seja clara e precisa, é necessário ter um certo encapsulamento de cada classe para que seja bem definida e tenha sua única funcionalidade requisitada, também é preciso ter uma documentação, como comentários no código para ajudar as pessoas a entenderem o código num geral, também é bom ter um sistema de controle para o versionamento do código para controlar as mudanças do código com outros desenvolvedores (GitHub como exemplo), <text:span text:style-name="T7">sempre ter uma manutenção do código realizado e seguir um certo padrão de projeto.</text:span></text:p>
      <text:p text:style-name="P16"/>
      <text:p text:style-name="P17">10. <text:span text:style-name="T8">As IDEs fornecem conjuntos de ferramentas que aumentam a produtividades de desenvolvedores, como editores de código, compiladores, e outros que facilitam o desenvolvimento do código, sua escolha pode ter impacto na eficiência e qualidade de um projeto de software.</text:span></text:p>
      <text:p text:style-name="P17"/>
      <text:p text:style-name="P18">11. 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32">Eclipse</text:p>
          </table:table-cell>
          <table:table-cell table:style-name="Tabela4.A1" office:value-type="string">
            <text:p text:style-name="P32">Visual Studio .NET</text:p>
          </table:table-cell>
          <table:table-cell table:style-name="Tabela4.C1" office:value-type="string">
            <text:p text:style-name="P32">Embarcadeiro</text:p>
          </table:table-cell>
        </table:table-row>
        <table:table-row>
          <table:table-cell table:style-name="Tabela4.A2" office:value-type="string">
            <text:p text:style-name="P19">Suporta programação multiplataforma <text:span text:style-name="T9">para várias linguagens(Java, C/C++, Python, etc).</text:span></text:p>
          </table:table-cell>
          <table:table-cell table:style-name="Tabela4.B2" office:value-type="string">
            <text:p text:style-name="P36">Oferece suporte limitado para todas plataformas, menos para plataformas Microsoft <text:span text:style-name="T11">que é um suporte mais completo.</text:span></text:p>
          </table:table-cell>
          <table:table-cell table:style-name="Tabela4.C2" office:value-type="string">
            <text:p text:style-name="P36">Muito bom para desenvolvimento em ambiente Windows.</text:p>
          </table:table-cell>
        </table:table-row>
        <table:table-row>
          <table:table-cell table:style-name="Tabela4.A2" office:value-type="string">
            <text:p text:style-name="P36">Suporta várias linguagens como o Java, C/C++, PHP, Python, entre outras.</text:p>
          </table:table-cell>
          <table:table-cell table:style-name="Tabela4.A2" office:value-type="string">
            <text:p text:style-name="P36">Suporta várias linguagens como C#, F#, C++, Python, JavaScript, entre outras.</text:p>
          </table:table-cell>
          <table:table-cell table:style-name="Tabela4.C3" office:value-type="string">
            <text:p text:style-name="P36">Muito bem otimizado para linguagem Delphi, mas também suporta C++ e algumas outras.</text:p>
          </table:table-cell>
        </table:table-row>
        <table:table-row>
          <table:table-cell table:style-name="Tabela4.A2" office:value-type="string">
            <text:p text:style-name="P36">Possui suporte para diversos sistemas de gerenciamento de banco de dados, como o MySQL, Oracle, etc..</text:p>
          </table:table-cell>
          <table:table-cell table:style-name="Tabela4.A2" office:value-type="string">
            <text:p text:style-name="P36">Oferece uma integração com o SQL Server e consegue suportar outros banco de dados através de ferramentas e extensões.</text:p>
          </table:table-cell>
          <table:table-cell table:style-name="Tabela4.C2" office:value-type="string">
            <text:p text:style-name="P37">Possui um suporte para conexão com o banco de dados.</text:p>
          </table:table-cell>
        </table:table-row>
        <table:table-row>
          <table:table-cell table:style-name="Tabela4.A2" office:value-type="string">
            <text:p text:style-name="P36">Suporta programação paralela <text:soft-page-break/>em linguagens como C/C++ e Java através de bibliotecas.</text:p>
          </table:table-cell>
          <table:table-cell table:style-name="Tabela4.A2" office:value-type="string">
            <text:p text:style-name="P36">Oferece suporte a programação <text:soft-page-break/>paralela através de meios de tecnologia com o o TPL .</text:p>
          </table:table-cell>
          <table:table-cell table:style-name="Tabela4.C2" office:value-type="string">
            <text:p text:style-name="P21">Suporta recursos de paralelismo <text:soft-page-break/>em Delphi.</text:p>
          </table:table-cell>
        </table:table-row>
      </table:table>
      <text:p text:style-name="P18"/>
      <text:p text:style-name="P20">12. A linguagem de programação escolhida para o projeto requer que sejam visto vários requisitos para que se atenda a melhor demanda possível, e isso inclui desempenho, compatibilidade, biblioteca, experiencia da equipe, manutenibilidade, custos e vários outros requisitos.</text:p>
      <text:p text:style-name="P20"/>
      <text:p text:style-name="P20">13. <text:span text:style-name="T10">Nos últimos 5 anos é possível observar várias tendências e algumas mudanças no mercado. As linguagens como JavaScript, Python, Java, C++, C# continuam a dominar o mercado e são amplamente utilizadas e muito relevantes. O Python continua a crescer devido a sua simplicidade e ser bastante versátil.</text:span></text:p>
      <text:p text:style-name="P20"/>
      <text:p text:style-name="P22">14. <text:span text:style-name="T11">Primeiramente, deve ser escolhido uma plataforma para ter um melhor controle das versões do software, como o GitHub por exemplo e depois deve ser definido um local central, onde ficará todo o código a ser controlado. Depois será criado uma repositório inicial para representar a versão inicial do projeto, como exemplo (1.0.0), após isso pode ser criado a master que é a ramificação central e representa a versão atual em desenvolvimento do projeto, que seria (1.1.0). Com isso, é criado branches para cada nível(B ou C), também é bom em cada commit colocar um comentário falando quais atualizações o software obteve, </text:span><text:span text:style-name="T12">e após concluir cada nível, é necessário fazer uma merge do que tá em desenvolvimento com a principal.</text:span></text:p>
      <text:p text:style-name="P22"/>
      <text:p text:style-name="P26"><text:span text:style-name="T12">15. De acordo com a </text:span><text:span text:style-name="T13">Universia.net (maior rede universitária do mundo), </text:span><text:span text:style-name="T14">existem aproximadamente 1300 linguagens conhecidas no mundo, sendo o número das mais usadas batendo na casa dos 50.</text:span></text:p>
      <text:p text:style-name="P41"/>
      <text:p text:style-name="P41">16. Porque elas permitem que o desenvolvedor realizem tarefas específicas, como análise de dados, modelagem matemática e estatísticas e fornecem várias vantagens, mesmo tendo sido criadas com focos mais específicos, com diversas bibliotecas para funções específicas, como cálculo de matrizes , o R pode ser usado para cálculos estatísticos, isso economiza bastante tempo para os desenvolvedores.</text:p>
      <text:p text:style-name="P23"/>
      <text:p text:style-name="P24">17. <text:span text:style-name="T15">Para escolher um dos três, tem que ver vários fatores do projeto, mas no geral o Python é muito bom para desenvolvimento de aplicativo no geral, especialmente pela sua simplicidade e produtividade; O Java é uma linguagem mais robusta e é mais ideal para desenvolvimento de software de grande porte; O C é um linguagem altamente eficiente e veloz, ele é mais ideal para a produção de sistemas e desenvolvimento de jogos por exemplos.</text:span></text:p>
      <text:p text:style-name="P24"/>
      <text:p text:style-name="P25"><text:span text:style-name="T15">18. É </text:span><text:span text:style-name="T16">necessário ter:</text:span></text:p>
      <text:p text:style-name="P39">I) Eficiência no Algoritmo, ou seja, é sempre bom escolher estruturas de dados eficientes para resolver um problema em questão, afim de otimização de código.</text:p>
      <text:p text:style-name="P39">II) Evitar opções redundantes, isso é evitar o acesso desnecessário de operações computacionais, como cálculos repetitivos e acessos repetido a dados.</text:p>
      <text:p text:style-name="P39">III) Evitar chamar funções excessivamente, isso pode afetar diretamente no desempenho do programa.</text:p>
      <text:p text:style-name="P39">IV) Sempre bom gerenciar recursos e sempre se livrar de memória, conexões, arquivos e outros, quando eles não forem mais necessário.</text:p>
      <text:p text:style-name="P39">V) Bom sempre evitar laços de repetições excessivas, que podem deixar o decorrer do código muito complexo.</text:p>
      <text:p text:style-name="P25"/>
      <text:p text:style-name="P39">19. 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33">Aspecto</text:p>
          </table:table-cell>
          <table:table-cell table:style-name="Tabela5.A1" office:value-type="string">
            <text:p text:style-name="P33">Notação Húngara</text:p>
          </table:table-cell>
          <table:table-cell table:style-name="Tabela5.C1" office:value-type="string">
            <text:p text:style-name="P33">CamelCase</text:p>
          </table:table-cell>
        </table:table-row>
        <table:table-row>
          <table:table-cell table:style-name="Tabela5.A2" office:value-type="string">
            <text:p text:style-name="P40">Variável</text:p>
          </table:table-cell>
          <table:table-cell table:style-name="Tabela5.A2" office:value-type="string">
            <text:p text:style-name="P38">A variável é indicada com o seu <text:soft-page-break/>tipo de dado. Ex: “strNome” , “intCPF”.</text:p>
          </table:table-cell>
          <table:table-cell table:style-name="Tabela5.C2" office:value-type="string">
            <text:p text:style-name="P38">Palavras compostas com a <text:soft-page-break/>primeira letra em minúscula. Ex: “nomeCompleto” , “cpfUsuario”.</text:p>
          </table:table-cell>
        </table:table-row>
        <table:table-row>
          <table:table-cell table:style-name="Tabela5.A2" office:value-type="string">
            <text:p text:style-name="P3">Facilidade</text:p>
          </table:table-cell>
          <table:table-cell table:style-name="Tabela5.B3" office:value-type="string">
            <text:p text:style-name="P2">Pode tornar o código mais difícil de ler por conta dos prefixos.</text:p>
          </table:table-cell>
          <table:table-cell table:style-name="Tabela5.C3" office:value-type="string">
            <text:p text:style-name="P3">Geralmente mais legível.</text:p>
          </table:table-cell>
        </table:table-row>
        <table:table-row>
          <table:table-cell table:style-name="Tabela5.A2" office:value-type="string">
            <text:p text:style-name="P3">Contras</text:p>
          </table:table-cell>
          <table:table-cell table:style-name="Tabela5.B3" office:value-type="string">
            <text:p text:style-name="P2">Pode ocorrer de ter variáveis com nomes longos e difíceis de lembrar.</text:p>
          </table:table-cell>
          <table:table-cell table:style-name="Tabela5.C3" office:value-type="string">
            <text:p text:style-name="P3">Não indica o tipo de dado diretamente.</text:p>
          </table:table-cell>
        </table:table-row>
      </table:table>
      <text:p text:style-name="P42"><text:s/></text:p>
      <text:p text:style-name="P25"/>
      <text:p text:style-name="P1">20. O Padrão GNU é um conjunto de convenções para escrever um código de software que faz parte de projetos GNU. O código deve ser claro, legível e autoexplicativo, com variáveis descritivas, <text:span text:style-name="T17">sem construções ambíguas e facilmente portável para sistemas e compiladores diferentes</text:span></text:p>
      <text:p text:style-name="P1"/>
      <text:p text:style-name="P56"><text:bookmark text:name="docs-internal-guid-01ceb078-7fff-fb2a-a5ad-e0cdaecfc77d"/><text:span text:style-name="Source_20_Text"><text:span text:style-name="T31">Fibonacci(N)</text:span></text:span></text:p>
      <text:p text:style-name="P55">If n&lt;= 1</text:p>
      <text:p text:style-name="P55">{</text:p>
      <text:p text:style-name="P55"><text:tab/>F[1] = 1;</text:p>
      <text:p text:style-name="P55"><text:tab/>Result (1);</text:p>
      <text:p text:style-name="P55">}</text:p>
      <text:p text:style-name="P55">Else</text:p>
      <text:p text:style-name="P55">{</text:p>
      <text:p text:style-name="P55"><text:tab/>Result(Fibonacci(N-1)+Fibonacci(N-2));</text:p>
      <text:p text:style-name="P55"><text:tab/>If F[N]=0 Then F[N]:=F[N-1]+F[N-2]; </text:p>
      <text:p text:style-name="P55">}</text:p>
      <text:p text:style-name="P55">End;</text:p>
      <text:p text:style-name="P48"><text:span text:style-name="Source_20_Text"/></text:p>
      <text:p text:style-name="P5"><text:span text:style-name="Source_20_Text"><text:span text:style-name="T17">21.</text:span></text:span><text:span text:style-name="Source_20_Text"><text:span text:style-name="T32"> </text:span></text:span><text:span text:style-name="Source_20_Text"><text:span text:style-name="T34">U</text:span></text:span><text:span text:style-name="Source_20_Text"><text:span text:style-name="T35">m</text:span></text:span><text:span text:style-name="Source_20_Text"><text:span text:style-name="T36">a </text:span></text:span><text:span text:style-name="Source_20_Text"><text:span text:style-name="T35">forma de tratar de forma otimizar é escrevendo códigos que sejam eficientes em termos de desempenho, utilizar dicionários em vez de “if elseif” pode melhorar bastante o desempenho, assim como colocar condições mais fáceis de serem verdadeiras primeiro, </text:span></text:span><text:span text:style-name="Source_20_Text"><text:span text:style-name="T36">evitar avaliações repetidas, usar um switch-case se necessário, comentar situações mais complexas e realizando testes de desempenho</text:span></text:span><text:span text:style-name="Source_20_Text"><text:span text:style-name="T37">.</text:span></text:span></text:p>
      <text:p text:style-name="P27">22. Otimizar um código significa tornar ele mais eficiente com os recursos que tem, como tempo de respostas otimizados, uso de memória mais reduzido e um melhor processamento. A otimização melhor a eficiência e a eficácia de um programa, consumindo menos energia, exigindo menos do processador, redução de custos e várias outras vantagens.</text:p>
      <text:p text:style-name="P27"/>
      <text:p text:style-name="P28">23. <text:span text:style-name="T24">Fazer os comentários de maneira correta, ajuda bastante na documentação do código e na manutenção dele e existem várias maneiras de se fazer comentários corretamente, como deixá-los sempre atualizados, eles tem que ser sempre concisos e claros, não precisa comentar algo que seja óbvio, evitar comentar excessivamente, comente tarefas pendentes como um BUG que precisa ser consertado ou algum erro conhecido e sempre revisar e ler comentários constantemente.</text:span></text:p>
      <text:p text:style-name="P28"/>
      <text:p text:style-name="P28"><text:span text:style-name="T24">24. </text:span><text:span text:style-name="T25">Sempre bom ser bem claro nos objetivos do processo a ser executado, medir o quão satisfatório tá sendo o processo vendo se ele está atingindo seus objetivos, tudo isso analisando vários requisitos para isso como desempenho, tempo de conclusão, qualidade, satisfação do usuário. Sempre procurar </text:span><text:soft-page-break/><text:span text:style-name="T25">por ineficiências, como etapas desnecessárias, atrasos e outras coisas, padronizar procedimentos e sempre implementando melhorias no processo.</text:span></text:p>
      <text:p text:style-name="P28"/>
      <text:p text:style-name="P43">25. É um conjunto de atividades organizadas de formar a atingir os objetivos de formar mais eficaz, consistente e com sucesso.</text:p>
      <text:p text:style-name="P43"/>
      <text:p text:style-name="P43">Parte II: Gerenciamento de Memória</text:p>
      <text:p text:style-name="P43"/>
      <text:p text:style-name="P44"><draw:custom-shape text:anchor-type="paragraph" draw:z-index="0" draw:name="Forma 1" draw:style-name="gr12" draw:text-style-name="P60" svg:width="1.297cm" svg:height="0.847cm" svg:x="3.552cm" svg:y="6.615cm"><text:p text:style-name="P60"><text:span text:style-name="T39">UNI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11" draw:text-style-name="P60" svg:width="1.138cm" svg:height="0.847cm" svg:x="7.548cm" svg:y="10.372cm"><text:p text:style-name="P60"><text:span text:style-name="T39">D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3" draw:style-name="gr3" draw:text-style-name="P58" svg:width="5.213cm" svg:height="0.847cm" svg:x="-0.707cm" svg:y="5.212cm"><text:p text:style-name="P58"><text:span text:style-name="T38">Espaço usuário e kern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4" draw:style-name="gr10" draw:text-style-name="P60" svg:width="2.276cm" svg:height="0.847cm" svg:x="1.012cm" svg:y="6.668cm"><text:p text:style-name="P60"><text:span text:style-name="T39">WINDOW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5" draw:style-name="gr9" draw:text-style-name="P60" svg:width="1.641cm" svg:height="0.847cm" svg:x="7.654cm" svg:y="5.371cm"><text:p text:style-name="P60"><text:span text:style-name="T39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8" draw:text-style-name="P60" svg:width="1.059cm" svg:height="0.847cm" svg:x="1.833cm" svg:y="9.181cm"><text:p text:style-name="P60"><text:span text:style-name="T39">OS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7" draw:style-name="gr7" draw:text-style-name="P60" svg:width="0.927cm" svg:height="0.847cm" svg:x="6.463cm" svg:y="5.371cm"><text:p text:style-name="P60"><text:span text:style-name="T39">i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nha horizontal 1" draw:style-name="gr4" draw:text-style-name="P59" svg:x1="0.192cm" svg:y1="2.619cm" svg:x2="0.192cm" svg:y2="3.889cm"><text:p/></draw:line><draw:line text:anchor-type="paragraph" draw:z-index="8" draw:name="Linha 1" draw:style-name="gr4" draw:text-style-name="P59" svg:x1="1.965cm" svg:y1="2.619cm" svg:x2="1.991cm" svg:y2="5.212cm"><text:p/></draw:line><draw:custom-shape text:anchor-type="paragraph" draw:z-index="9" draw:name="Forma 8" draw:style-name="gr3" draw:text-style-name="P58" svg:width="5.213cm" svg:height="0.847cm" svg:x="-0.681cm" svg:y="1.773cm"><text:p text:style-name="P58"><text:span text:style-name="T38">Mod</text:span><text:span text:style-name="T38">elo </text:span><text:span text:style-name="T38">de </text:span><text:span text:style-name="T38">Me</text:span><text:span text:style-name="T38">móri</text:span><text:span text:style-name="T38">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Linha horizontal 2" draw:style-name="gr4" draw:text-style-name="P59" svg:x1="6.966cm" svg:y1="4.868cm" svg:x2="6.966cm" svg:y2="5.397cm"><text:p/></draw:line><draw:line text:anchor-type="paragraph" draw:z-index="11" draw:name="Linha horizontal 7" draw:style-name="gr4" draw:text-style-name="P59" svg:x1="3.314cm" svg:y1="3.572cm" svg:x2="6.674cm" svg:y2="3.493cm"><text:p/></draw:line><draw:line text:anchor-type="paragraph" draw:z-index="12" draw:name="Linha horizontal 8" draw:style-name="gr4" draw:text-style-name="P59" svg:x1="3.314cm" svg:y1="2.619cm" svg:x2="3.314cm" svg:y2="3.572cm"><text:p/></draw:line><draw:line text:anchor-type="paragraph" draw:z-index="13" draw:name="Linha horizontal 9" draw:style-name="gr4" draw:text-style-name="P59" svg:x1="-0.337cm" svg:y1="6.033cm" svg:x2="-0.337cm" svg:y2="6.642cm"><text:p/></draw:line><draw:custom-shape text:anchor-type="paragraph" draw:z-index="14" draw:name="Forma 9" draw:style-name="gr6" draw:text-style-name="P60" svg:width="2.303cm" svg:height="0.847cm" svg:x="-1.475cm" svg:y="6.641cm"><text:p text:style-name="P60"><text:span text:style-name="T39">Andro</text:span><text:span text:style-name="T39">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Linha horizontal 11" draw:style-name="gr4" draw:text-style-name="P59" svg:x1="1.806cm" svg:y1="6.059cm" svg:x2="1.806cm" svg:y2="6.668cm"><text:p/></draw:line><draw:line text:anchor-type="paragraph" draw:z-index="16" draw:name="Linha horizontal 12" draw:style-name="gr4" draw:text-style-name="P59" svg:x1="4.293cm" svg:y1="6.059cm" svg:x2="4.293cm" svg:y2="6.668cm"><text:p/></draw:line><draw:custom-shape text:anchor-type="paragraph" draw:z-index="17" draw:name="Forma 10" draw:style-name="gr2" draw:text-style-name="P58" svg:width="5.716cm" svg:height="0.847cm" svg:x="4.796cm" svg:y="4.022cm"><text:p text:style-name="P58"><text:span text:style-name="T38">Mode</text:span><text:span text:style-name="T38">lo de </text:span><text:span text:style-name="T38">memó</text:span><text:span text:style-name="T38">ria </text:span><text:span text:style-name="T38">Geren</text:span><text:span text:style-name="T38">ci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Linha horizontal 3" draw:style-name="gr4" draw:text-style-name="P59" svg:x1="6.675cm" svg:y1="3.493cm" svg:x2="6.675cm" svg:y2="4.022cm"><text:p/></draw:line><draw:line text:anchor-type="paragraph" draw:z-index="19" draw:name="Linha horizontal 4" draw:style-name="gr4" draw:text-style-name="P59" svg:x1="8.289cm" svg:y1="4.868cm" svg:x2="8.289cm" svg:y2="5.397cm"><text:p/></draw:line><draw:line text:anchor-type="paragraph" draw:z-index="20" draw:name="Linha horizontal 5" draw:style-name="gr4" draw:text-style-name="P59" svg:x1="4.531cm" svg:y1="2.196cm" svg:x2="8.897cm" svg:y2="2.196cm"><text:p/></draw:line><draw:line text:anchor-type="paragraph" draw:z-index="21" draw:name="Linha horizontal 6" draw:style-name="gr4" draw:text-style-name="P59" svg:x1="0.192cm" svg:y1="2.619cm" svg:x2="0.192cm" svg:y2="3.889cm"><text:p/></draw:line><draw:line text:anchor-type="paragraph" draw:z-index="22" draw:name="Linha horizontal 10" draw:style-name="gr4" draw:text-style-name="P59" svg:x1="-1.845cm" svg:y1="3.889cm" svg:x2="0.192cm" svg:y2="3.889cm"><text:p/></draw:line><draw:line text:anchor-type="paragraph" draw:z-index="23" draw:name="Linha horizontal 13" draw:style-name="gr4" draw:text-style-name="P59" svg:x1="-1.845cm" svg:y1="3.889cm" svg:x2="-1.845cm" svg:y2="8.149cm"><text:p/></draw:line><draw:line text:anchor-type="paragraph" draw:z-index="24" draw:name="Linha horizontal 14" draw:style-name="gr4" draw:text-style-name="P59" svg:x1="-1.845cm" svg:y1="8.149cm" svg:x2="0.986cm" svg:y2="8.149cm"><text:p/></draw:line><draw:custom-shape text:anchor-type="paragraph" draw:z-index="25" draw:name="Forma 11" draw:style-name="gr3" draw:text-style-name="P58" svg:width="5.213cm" svg:height="0.847cm" svg:x="0.96cm" svg:y="7.726cm"><text:p text:style-name="P58"><text:span text:style-name="T38">Sistema de </text:span><text:span text:style-name="T38">memória </text:span><text:span text:style-name="T38">protegi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Linha horizontal 15" draw:style-name="gr4" draw:text-style-name="P59" svg:x1="2.256cm" svg:y1="7.514cm" svg:x2="2.256cm" svg:y2="7.726cm"><text:p/></draw:line><draw:line text:anchor-type="paragraph" draw:z-index="27" draw:name="Linha horizontal 16" draw:style-name="gr4" draw:text-style-name="P59" svg:x1="8.341cm" svg:y1="6.218cm" svg:x2="8.394cm" svg:y2="8.044cm"><text:p/></draw:line><draw:line text:anchor-type="paragraph" draw:z-index="28" draw:name="Linha horizontal 17" draw:style-name="gr4" draw:text-style-name="P59" svg:x1="6.172cm" svg:y1="8.043cm" svg:x2="8.395cm" svg:y2="8.043cm"><text:p/></draw:line><draw:line text:anchor-type="paragraph" draw:z-index="29" draw:name="Linha horizontal 18" draw:style-name="gr4" draw:text-style-name="P59" svg:x1="2.362cm" svg:y1="8.573cm" svg:x2="2.362cm" svg:y2="9.182cm"><text:p/></draw:line><draw:line text:anchor-type="paragraph" draw:z-index="30" draw:name="Linha horizontal 19" draw:style-name="gr4" draw:text-style-name="P59" svg:x1="-1.845cm" svg:y1="8.149cm" svg:x2="-1.819cm" svg:y2="10.795cm"><text:p/></draw:line><draw:line text:anchor-type="paragraph" draw:z-index="31" draw:name="Linha horizontal 20" draw:style-name="gr4" draw:text-style-name="P59" svg:x1="-1.845cm" svg:y1="10.795cm" svg:x2="0.986cm" svg:y2="10.795cm"><text:p/></draw:line><draw:custom-shape text:anchor-type="paragraph" draw:z-index="32" draw:name="Forma 12" draw:style-name="gr5" draw:text-style-name="P58" svg:width="5.425cm" svg:height="0.847cm" svg:x="0.986cm" svg:y="10.372cm"><text:p text:style-name="P58"><text:span text:style-name="T38">Siste</text:span><text:span text:style-name="T38">ma </text:span><text:span text:style-name="T38">de </text:span><text:span text:style-name="T38">mem</text:span><text:span text:style-name="T38">ória </text:span><text:span text:style-name="T38">mono</text:span><text:span text:style-name="T38">lític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name="Linha horizontal 21" draw:style-name="gr4" draw:text-style-name="P59" svg:x1="6.41cm" svg:y1="10.795cm" svg:x2="7.548cm" svg:y2="10.795cm"><text:p/></draw:line><draw:custom-shape text:anchor-type="paragraph" draw:z-index="34" draw:name="Forma 13" draw:style-name="gr3" draw:text-style-name="P58" svg:width="5.213cm" svg:height="0.847cm" svg:x="13.263cm" svg:y="1.773cm"><text:p text:style-name="P58"><text:span text:style-name="T38">Modelo de </text:span><text:span text:style-name="T38">Alocaçã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name="Linha 2" draw:style-name="gr1" draw:text-style-name="P57" svg:x1="18.237cm" svg:y1="2.619cm" svg:x2="18.237cm" svg:y2="11.271cm"><text:p/></draw:line><draw:custom-shape text:anchor-type="paragraph" draw:z-index="36" draw:name="Forma 14" draw:style-name="gr2" draw:text-style-name="P58" svg:width="5.716cm" svg:height="0.847cm" svg:x="12.072cm" svg:y="4.048cm"><text:p text:style-name="P58"><text:span text:style-name="T38">Gerenciado pelo Kern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Linha 3" draw:style-name="gr1" draw:text-style-name="P57" svg:x1="18.237cm" svg:y1="4.471cm" svg:x2="17.787cm" svg:y2="4.471cm"><text:p/></draw:line><draw:line text:anchor-type="paragraph" draw:z-index="38" draw:name="Linha 4" draw:style-name="gr1" draw:text-style-name="P57" svg:x1="4.849cm" svg:y1="7.249cm" svg:x2="11.305cm" svg:y2="7.223cm"><text:p/></draw:line><draw:line text:anchor-type="paragraph" draw:z-index="39" draw:name="Linha 5" draw:style-name="gr1" draw:text-style-name="P57" svg:x1="11.331cm" svg:y1="7.223cm" svg:x2="11.305cm" svg:y2="4.471cm"><text:p/></draw:line><draw:line text:anchor-type="paragraph" draw:z-index="40" draw:name="Linha 6" draw:style-name="gr1" draw:text-style-name="P57" svg:x1="11.305cm" svg:y1="4.497cm" svg:x2="12.072cm" svg:y2="4.471cm"><text:p/></draw:line><draw:line text:anchor-type="paragraph" draw:z-index="41" draw:name="Linha 7" draw:style-name="gr1" draw:text-style-name="P57" svg:x1="9.294cm" svg:y1="5.794cm" svg:x2="11.305cm" svg:y2="5.82cm"><text:p/></draw:line><draw:line text:anchor-type="paragraph" draw:z-index="42" draw:name="Linha 8" draw:style-name="gr1" draw:text-style-name="P57" svg:x1="-0.654cm" svg:y1="9.022cm" svg:x2="11.437cm" svg:y2="8.943cm"><text:p/></draw:line><draw:line text:anchor-type="paragraph" draw:z-index="43" draw:name="Linha 9" draw:style-name="gr1" draw:text-style-name="P57" svg:x1="11.331cm" svg:y1="8.943cm" svg:x2="11.331cm" svg:y2="7.091cm"><text:p/></draw:line><draw:line text:anchor-type="paragraph" draw:z-index="44" draw:name="Linha 10" draw:style-name="gr1" draw:text-style-name="P57" svg:x1="-0.654cm" svg:y1="9.023cm" svg:x2="-0.654cm" svg:y2="7.488cm"><text:p/></draw:line><draw:line text:anchor-type="paragraph" draw:z-index="45" draw:name="Linha 11" draw:style-name="gr1" draw:text-style-name="P57" svg:x1="8.897cm" svg:y1="2.196cm" svg:x2="13.263cm" svg:y2="2.196cm"><text:p/></draw:line><draw:custom-shape text:anchor-type="paragraph" draw:z-index="46" draw:name="Forma 15" draw:style-name="gr2" draw:text-style-name="P58" svg:width="5.716cm" svg:height="0.847cm" svg:x="12.099cm" svg:y="6.138cm"><text:p text:style-name="P58"><text:span text:style-name="T38">Gerenciado pelo 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7" draw:name="Linha 12" draw:style-name="gr1" draw:text-style-name="P57" svg:x1="18.264cm" svg:y1="6.562cm" svg:x2="17.814cm" svg:y2="6.562cm"><text:p/></draw:line><draw:custom-shape text:anchor-type="paragraph" draw:z-index="48" draw:name="Forma 16" draw:style-name="gr2" draw:text-style-name="P58" svg:width="5.716cm" svg:height="0.847cm" svg:x="11.993cm" svg:y="2.937cm"><text:p text:style-name="P58"><text:span text:style-name="T38">Ambiente SandBo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9" draw:name="Linha 13" draw:style-name="gr1" draw:text-style-name="P57" svg:x1="18.237cm" svg:y1="3.36cm" svg:x2="17.708cm" svg:y2="3.36cm"><text:p/></draw:line><draw:line text:anchor-type="paragraph" draw:z-index="50" draw:name="Linha 14" draw:style-name="gr1" draw:text-style-name="P57" svg:x1="11.993cm" svg:y1="3.387cm" svg:x2="4.69cm" svg:y2="3.387cm"><text:p/></draw:line><draw:line text:anchor-type="paragraph" draw:z-index="51" draw:name="Linha 15" draw:style-name="gr1" draw:text-style-name="P57" svg:x1="4.69cm" svg:y1="5.848cm" svg:x2="4.69cm" svg:y2="3.334cm"><text:p/></draw:line><draw:line text:anchor-type="paragraph" draw:z-index="52" draw:name="Linha 16" draw:style-name="gr1" draw:text-style-name="P57" svg:x1="4.69cm" svg:y1="5.821cm" svg:x2="6.463cm" svg:y2="5.821cm"><text:p/></draw:line><draw:line text:anchor-type="paragraph" draw:z-index="53" draw:name="Linha 17" draw:style-name="gr1" draw:text-style-name="P57" svg:x1="2.468cm" svg:y1="6.667cm" svg:x2="2.521cm" svg:y2="6.244cm"><text:p/></draw:line><draw:line text:anchor-type="paragraph" draw:z-index="54" draw:name="Linha 18" draw:style-name="gr1" draw:text-style-name="P57" svg:x1="-1.713cm" svg:y1="6.244cm" svg:x2="2.467cm" svg:y2="6.244cm"><text:p/></draw:line><draw:line text:anchor-type="paragraph" draw:z-index="55" draw:name="Linha 19" draw:style-name="gr1" draw:text-style-name="P57" svg:x1="-1.687cm" svg:y1="10.292cm" svg:x2="-1.713cm" svg:y2="6.244cm"><text:p/></draw:line><draw:line text:anchor-type="paragraph" draw:z-index="56" draw:name="Linha 20" draw:style-name="gr1" draw:text-style-name="P57" svg:x1="-1.713cm" svg:y1="10.292cm" svg:x2="12.257cm" svg:y2="10.186cm"><text:p/></draw:line><draw:custom-shape text:anchor-type="paragraph" draw:z-index="57" draw:name="Forma 17" draw:style-name="gr2" draw:text-style-name="P58" svg:width="5.716cm" svg:height="0.847cm" svg:x="12.125cm" svg:y="9.763cm"><text:p text:style-name="P58"><text:span text:style-name="T38">Sistema de Ger. de Mem. Virtu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8" draw:name="Linha 21" draw:style-name="gr1" draw:text-style-name="P57" svg:x1="18.237cm" svg:y1="10.186cm" svg:x2="17.787cm" svg:y2="10.186cm"><text:p/></draw:line><draw:line text:anchor-type="paragraph" draw:z-index="59" draw:name="Linha 22" draw:style-name="gr1" draw:text-style-name="P57" svg:x1="13.607cm" svg:y1="9.392cm" svg:x2="13.607cm" svg:y2="7.011cm"><text:p/></draw:line><draw:line text:anchor-type="paragraph" draw:z-index="60" draw:name="Linha 23" draw:style-name="gr1" draw:text-style-name="P57" svg:x1="2.891cm" svg:y1="9.472cm" svg:x2="13.607cm" svg:y2="9.393cm"><text:p/></draw:line><draw:custom-shape text:anchor-type="paragraph" draw:z-index="61" draw:name="Forma 18" draw:style-name="gr2" draw:text-style-name="P58" svg:width="5.716cm" svg:height="0.847cm" svg:x="12.019cm" svg:y="11.007cm"><text:p text:style-name="P58"><text:span text:style-name="T38">Gerenciado de forma Manu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name="Linha 24" draw:style-name="gr1" draw:text-style-name="P57" svg:x1="18.237cm" svg:y1="11.271cm" svg:x2="17.734cm" svg:y2="11.271cm"><text:p/></draw:line><draw:line text:anchor-type="paragraph" draw:z-index="63" draw:name="Linha 25" draw:style-name="gr1" draw:text-style-name="P57" svg:x1="8.077cm" svg:y1="11.509cm" svg:x2="12.019cm" svg:y2="11.509cm"><text:p/></draw:line><draw:line text:anchor-type="paragraph" draw:z-index="64" draw:name="Linha 26" draw:style-name="gr1" draw:text-style-name="P57" svg:x1="8.077cm" svg:y1="11.509cm" svg:x2="8.077cm" svg:y2="11.218cm"><text:p/></draw:line>01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<text:span text:style-name="T26">02. </text:span><text:span text:style-name="T28">No</text:span> Windows 11, <text:span text:style-name="T28">o</text:span> escalonador de tarefas<text:span text:style-name="T27"> </text:span>leva em consideração a prioridade das tarefas e a quantidade de tempo que cada tarefa já consumiu. <text:span text:style-name="T27">Já o Linux </text:span>utiliza o <text:span text:style-name="T28">escalonador </text:span>é projetado para garantir uma distribuição do tempo da CPU <text:span text:style-name="T27">no</text:span>s processos em execução.</text:p>
      <text:p text:style-name="P49"/>
      <text:p text:style-name="P51"><text:span text:style-name="T28">03. Os núcleos podem ter um número variado, a maioria dos modelos podem ter até 8 núcleos, o modelo de memória depende da placa mãe e do modelo do sistema e o</text:span> escalonamento de tarefas em sistemas com processadores Intel é gerenciado pelo sistema operacional em uso, como o Windows, Linux ou macOS.</text:p>
      <text:p text:style-name="P50">Já os da Apple, os núcleo também são múltiplos, já o seu modelo de memória é unificado e seu escalonamento é monitorado pelo sistema da apple.</text:p>
      <text:p text:style-name="P50"/>
      <text:p text:style-name="P50">04.</text:p>
      <text:p text:style-name="P50"/>
      <text:p text:style-name="P52">05.</text:p>
      <text:p text:style-name="P52"/>
      <text:p text:style-name="P53"><text:soft-page-break/><text:span text:style-name="T29">06. </text:span>Os arquivos binários armazenam dados em uma forma<text:span text:style-name="T29">s de 0 e 1,</text:span> sem formatação legível p<text:span text:style-name="T29">or ninguém, apenas pela máquina</text:span>. São frequentemente usados para armazenar dados <text:span text:style-name="T29">de</text:span> forma bruta.</text:p>
      <text:p text:style-name="P53"><text:span text:style-name="T29">V</text:span>ocê pode armazenar uma imagem em um arquivo binário, onde cada byte representa um pixel com informações de cores.</text:p>
      <text:p text:style-name="P53">Arquivos TXT armazenam dados com texto simples, <text:span text:style-name="T29">ele é </text:span>geralment<text:span text:style-name="T29">e </text:span>legível por humanos. São usados para armazenar dados simples. <text:span text:style-name="T29">Você pode utilizar para armazenar um arquivo com uma lista de preços.</text:span></text:p>
      <text:p text:style-name="P53">JSON é um formato de armazenamento de dados que organiza informações em pares <text:span text:style-name="T29">variável</text:span>-valor. É legível por humanos e amplamente utilizado para troca de dados estruturados.</text:p>
      <text:p text:style-name="P53">XML é outro formato de armazenamento de dados que organiza informações em uma estrutura hierárquica usando tags. É amplamente utilizado em configurações de troca de dados e configuração de sistemas.</text:p>
      <text:p text:style-name="P53"/>
      <text:p text:style-name="P52">07.</text:p>
      <text:p text:style-name="P52"/>
      <text:p text:style-name="P52">Para arquivo json</text:p>
      <text:p text:style-name="P52"/>
      <text:p text:style-name="P46"><text:span text:style-name="Source_20_Text">import json</text:span></text:p>
      <text:p text:style-name="Preformatted_20_Text"/>
      <text:p text:style-name="Preformatted_20_Text"><text:span text:style-name="Source_20_Text"/></text:p>
      <text:p text:style-name="Preformatted_20_Text"><text:span text:style-name="Source_20_Text">nome_arquivo = "dados.json"</text:span></text:p>
      <text:p text:style-name="Preformatted_20_Text"><text:span text:style-name="Source_20_Text"/></text:p>
      <text:p text:style-name="Preformatted_20_Text"><text:span text:style-name="Source_20_Text">with open(nome_arquivo, "r") as arquivo:</text:span></text:p>
      <text:p text:style-name="Preformatted_20_Text"><text:span text:style-name="Source_20_Text"><text:s text:c="4"/>dados = json.load(arquivo)</text:span></text:p>
      <text:p text:style-name="Preformatted_20_Text"><text:span text:style-name="Source_20_Text"/></text:p>
      <text:p text:style-name="P45"><text:span text:style-name="Source_20_Text">print(dados)</text:span></text:p>
      <text:p text:style-name="P45"><text:span text:style-name="Source_20_Text">--------------------------------------------------------</text:span></text:p>
      <text:p text:style-name="P47"><text:span text:style-name="Source_20_Text"><text:span text:style-name="T29">Para arquivo bin</text:span></text:span><text:span text:style-name="Source_20_Text"><text:span text:style-name="T20">á</text:span></text:span><text:span text:style-name="Source_20_Text"><text:span text:style-name="T30">rio</text:span></text:span></text:p>
      <text:p text:style-name="Preformatted_20_Text"><text:span text:style-name="Source_20_Text">nome_arquivo = "dados.bin"</text:span></text:p>
      <text:p text:style-name="Preformatted_20_Text"><text:span text:style-name="Source_20_Text"/></text:p>
      <text:p text:style-name="Preformatted_20_Text"><text:span text:style-name="Source_20_Text">with open(nome_arquivo, "rb") as arquivo:</text:span></text:p>
      <text:p text:style-name="Preformatted_20_Text"><text:span text:style-name="Source_20_Text"><text:s text:c="4"/>dados_binarios = arquivo.read()</text:span></text:p>
      <text:p text:style-name="Preformatted_20_Text"><text:span text:style-name="Source_20_Text"/></text:p>
      <text:p text:style-name="P45"><text:span text:style-name="Source_20_Text">print(dados_binarios)</text:span></text:p>
      <text:p text:style-name="P45"><text:span text:style-name="Source_20_Text"/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0:11:15.799344516</meta:creation-date>
    <dc:date>2023-09-20T00:56:00.855137872</dc:date>
    <meta:editing-duration>PT26M51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6" meta:paragraph-count="127" meta:word-count="2043" meta:character-count="13088" meta:non-whitespace-character-count="11151"/>
  </office:meta>
</office:document-meta>
</file>